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OpenSymbol" svg:font-family="OpenSymbol"/>
    <style:font-face style:name="Tahoma1" svg:font-family="Tahoma"/>
    <style:font-face style:name="webkit-standard" svg:font-family="webkit-standar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Tableau1" style:family="table">
      <style:table-properties style:width="26.607cm" table:align="left" style:shadow="none"/>
    </style:style>
    <style:style style:name="Tableau1.A" style:family="table-column">
      <style:table-column-properties style:column-width="8.869cm"/>
    </style:style>
    <style:style style:name="Tableau1.A1" style:family="table-cell">
      <style:table-cell-properties style:vertical-align="middle" fo:padding="0.049cm" fo:border-left="0.002cm solid #000000" fo:border-right="none" fo:border-top="0.002cm solid #000000" fo:border-bottom="0.002cm solid #000000"/>
    </style:style>
    <style:style style:name="Tableau1.C1" style:family="table-cell">
      <style:table-cell-properties style:vertical-align="middle" fo:padding="0.049cm" fo:border="0.002cm solid #000000"/>
    </style:style>
    <style:style style:name="Tableau1.A2" style:family="table-cell">
      <style:table-cell-properties style:vertical-align="middle" fo:padding="0.049cm" fo:border-left="0.002cm solid #000000" fo:border-right="none" fo:border-top="none" fo:border-bottom="0.002cm solid #000000"/>
    </style:style>
    <style:style style:name="Tableau1.C2" style:family="table-cell">
      <style:table-cell-properties style:vertical-align="middle" fo:padding="0.049cm" fo:border-left="0.002cm solid #000000" fo:border-right="0.002cm solid #000000" fo:border-top="none" fo:border-bottom="0.002cm solid #000000"/>
    </style:style>
    <style:style style:name="P1" style:family="paragraph" style:parent-style-name="Standard" style:list-style-name="L1"/>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Standard" style:list-style-name="L2">
      <style:text-properties fo:font-size="11pt" style:font-size-asian="11pt" style:font-size-complex="11pt"/>
    </style:style>
    <style:style style:name="P6" style:family="paragraph" style:parent-style-name="Standard" style:list-style-name="L3">
      <style:text-properties fo:font-size="11pt" style:font-size-asian="11pt" style:font-size-complex="11pt"/>
    </style:style>
    <style:style style:name="P7" style:family="paragraph" style:parent-style-name="Standard" style:list-style-name="L4">
      <style:text-properties fo:font-size="11pt" style:font-size-asian="11pt" style:font-size-complex="11pt"/>
    </style:style>
    <style:style style:name="P8" style:family="paragraph" style:parent-style-name="Standard" style:list-style-name="L5">
      <style:text-properties fo:font-size="11pt" style:font-size-asian="11pt" style:font-size-complex="11pt"/>
    </style:style>
    <style:style style:name="P9" style:family="paragraph" style:parent-style-name="Standard" style:list-style-name="L6">
      <style:text-properties fo:font-size="11pt" style:font-size-asian="11pt" style:font-size-complex="11pt"/>
    </style:style>
    <style:style style:name="P10" style:family="paragraph" style:parent-style-name="Standard" style:list-style-name="L7">
      <style:text-properties fo:font-size="11pt" style:font-size-asian="11pt" style:font-size-complex="11pt"/>
    </style:style>
    <style:style style:name="P11" style:family="paragraph" style:parent-style-name="Standard" style:list-style-name="L8">
      <style:text-properties fo:font-size="11pt" style:font-size-asian="11pt" style:font-size-complex="11pt"/>
    </style:style>
    <style:style style:name="P12" style:family="paragraph" style:parent-style-name="Standard" style:list-style-name="L9">
      <style:text-properties fo:font-size="11pt" style:font-size-asian="11pt" style:font-size-complex="11pt"/>
    </style:style>
    <style:style style:name="P13" style:family="paragraph" style:parent-style-name="Standard" style:list-style-name="L10">
      <style:text-properties fo:font-size="11pt" style:font-size-asian="11pt" style:font-size-complex="11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ille d'analyse du rôle du professeur<text:tab/><text:tab/><text:span text:style-name="T1">Fonctions à la carte</text:span></text:p>
      <text:p text:style-name="Standard"/>
      <text:p text:style-name="Standard"><text:span text:style-name="T2">Etude a priori du déroulement</text:span> :</text:p>
      <text:p text:style-name="Standard"/>
      <table:table table:name="Tableau1" table:style-name="Tableau1">
        <table:table-column table:style-name="Tableau1.A" table:number-columns-repeated="3"/>
        <table:table-row>
          <table:table-cell table:style-name="Tableau1.A1" office:value-type="string">
            <text:p text:style-name="P3">Objectifs mathématiques, didactiques, technologiques</text:p>
          </table:table-cell>
          <table:table-cell table:style-name="Tableau1.A1" office:value-type="string">
            <text:p text:style-name="P3">Configurations didactiques</text:p>
          </table:table-cell>
          <table:table-cell table:style-name="Tableau1.C1" office:value-type="string">
            <text:p text:style-name="P3">Modes d’exploitation de ces configurations</text:p>
          </table:table-cell>
        </table:table-row>
        <table:table-row>
          <table:table-cell table:style-name="Tableau1.A2" office:value-type="string">
            <text:p text:style-name="P4"><text:span text:style-name="T3">enjeu mathématique de l'activité</text:span> : redonner du « sens » à l'expression d'une fonction en tant qu'enchaînement d'opérations ; retravailler le calcul d'images et d'antécédents « à la main » </text:p>
            <text:p text:style-name="P4"/>
            <text:p text:style-name="P4"><text:span text:style-name="T3">outils numériques pour quels liens avec les enjeux</text:span> :</text:p>
            <text:p text:style-name="P4">les outils numériques sont là pour valider le résultat proposé par l'élève car ils permettent à la fois de travailler l'enchaînement des opérations étape par étape, et de fournir et utiliser l'expression finale</text:p>
            <text:p text:style-name="P4"/>
            <text:p text:style-name="P4"><text:span text:style-name="T3">outils numériques pour quels usages</text:span> :</text:p>
            <text:p text:style-name="P4">la calculatrice permet d'une part, de travailler <text:s/>l'enchaînement des opérations étape par étape, et , d'autre part, d'entrer une expression de fonction. Son usage est ici de pouvoir comparer les images calculées des deux façons (tableaux de valeurs).</text:p>
            <text:p text:style-name="P4">L'utilisation de Python permet d'obtenir l'expression « finale » correspondant à l'enchaînement des opérations. Cette expression peut aussi être entrée dans la calculatrice pour comparer avec celles trouvées par les élèves</text:p>
          </table:table-cell>
          <table:table-cell table:style-name="Tableau1.A2" office:value-type="string">
            <text:p text:style-name="P4"><text:span text:style-name="T3">Phases dans le déroulement de la séance</text:span> :</text:p>
            <text:list xml:id="list2090380728" text:style-name="L2">
              <text:list-item>
                <text:p text:style-name="P5">présentation du plateau et des cartes ainsi que des modalités de « jeu » ;</text:p>
              </text:list-item>
              <text:list-item>
                <text:p text:style-name="P5">distribution des fiches « réponses » ;</text:p>
              </text:list-item>
              <text:list-item>
                <text:p text:style-name="P5">distribution de la fiche « coup de pouce : validation avec la calculatrice » à la demande des élèves</text:p>
              </text:list-item>
              <text:list-item>
                <text:p text:style-name="P5">distribution du mode d'emploi pour la validation « finale » avec Python à la demande des élèves</text:p>
              </text:list-item>
              <text:list-item>
                <text:p text:style-name="P5">dans le cadre de cette expérimentation, il n'y aura pas de « synthèse » car on est dans le cadre d'une remédiation …</text:p>
              </text:list-item>
            </text:list>
            <text:p text:style-name="P4"/>
            <text:p text:style-name="P4"><text:span text:style-name="T3">Configurations envisagées</text:span> :</text:p>
            <text:list xml:id="list302329172" text:style-name="L3">
              <text:list-item>
                <text:p text:style-name="P6">travail individuel pour l'établissement de l'expression</text:p>
              </text:list-item>
              <text:list-item>
                <text:p text:style-name="P6">travail en petit groupe pour confronter les résultats et les valider ou non</text:p>
              </text:list-item>
              <text:list-item>
                <text:p text:style-name="P6">configuration logiciel : programme Python fourni pour la validation « finale »</text:p>
              </text:list-item>
            </text:list>
            <text:p text:style-name="P4"/>
            <text:p text:style-name="P4"><text:span text:style-name="T3">Supports papiers</text:span> :</text:p>
            <text:list xml:id="list673194788" text:style-name="L4">
              <text:list-item>
                <text:p text:style-name="P7">fiche réponse permettant de garder une trace du travail de l'élève</text:p>
              </text:list-item>
              <text:list-item>
                <text:p text:style-name="P7">fiche « coup de pouce » pour l'utilisation de la calculatrice à fin de validation</text:p>
              </text:list-item>
              <text:list-item>
                <text:p text:style-name="P7">mode d'emploi du programme Python à utiliser</text:p>
              </text:list-item>
            </text:list>
          </table:table-cell>
          <table:table-cell table:style-name="Tableau1.C2" office:value-type="string">
            <text:p text:style-name="P4"><text:span text:style-name="T3">rôle de l'enseignant dans les interactions avec les élèves</text:span> :</text:p>
            <text:list xml:id="list1842329331" text:style-name="L5">
              <text:list-item>
                <text:p text:style-name="P8">aide pour l'explication des consignes de jeu</text:p>
              </text:list-item>
              <text:list-item>
                <text:p text:style-name="P8">arbitre du bon déroulement de l'activité</text:p>
              </text:list-item>
              <text:list-item>
                <text:p text:style-name="P8">validation finale</text:p>
              </text:list-item>
            </text:list>
            <text:p text:style-name="P4"/>
            <text:p text:style-name="P4"><text:span text:style-name="T3">rôle de l'enseignant pour l'utilisation des outils numériques</text:span> :</text:p>
            <text:list xml:id="list157741443" text:style-name="L6">
              <text:list-item>
                <text:p text:style-name="P9">aide pour l'utilisation des outils numériques</text:p>
              </text:list-item>
            </text:list>
            <text:p text:style-name="P4"/>
            <text:p text:style-name="P4"><text:span text:style-name="T3">vérification de la compréhension de la situation mathématique</text:span> :</text:p>
            <text:list xml:id="list1814168217" text:style-name="L7">
              <text:list-item>
                <text:p text:style-name="P10">écoute des discussions des différents groupes en circulant dans la salle</text:p>
              </text:list-item>
              <text:list-item>
                <text:p text:style-name="P10">dialogue avec les membres des îlots lors de leur validation finale</text:p>
              </text:list-item>
              <text:list-item>
                <text:p text:style-name="P10">récupération des fiches réponses pour répertorier les erreurs commises</text:p>
              </text:list-item>
            </text:list>
            <text:p text:style-name="P4"/>
            <text:p text:style-name="P4"><text:span text:style-name="T3">vérification des degrés de connaissance de l'environnement numérique</text:span> :</text:p>
            <text:list xml:id="list840805215" text:style-name="L8">
              <text:list-item>
                <text:p text:style-name="P11">pour l'utilisation de la calculatrice, vérification possible des acquis concernant l'utilisation des tableaux de valeurs</text:p>
              </text:list-item>
            </text:list>
            <text:p text:style-name="P4"/>
            <text:p text:style-name="P4"><text:span text:style-name="T3">rôle de l'enseignant dans l'avancée de l'activité</text:span> :</text:p>
            <text:list xml:id="list92406050" text:style-name="L9">
              <text:list-item>
                <text:p text:style-name="P12">apporter de l'aide</text:p>
              </text:list-item>
              <text:list-item>
                <text:p text:style-name="P12">valider </text:p>
              </text:list-item>
            </text:list>
            <text:p text:style-name="P4"><text:span text:style-name="T3"/></text:p>
            <text:p text:style-name="P4"><text:span text:style-name="T3">rôle des élèves dans l'avancée de l'activité </text:span>:</text:p>
            <text:list xml:id="list1725307702" text:style-name="L10">
              <text:list-item>
                <text:p text:style-name="P13">ils avancent au rythme de l'îlot</text:p>
              </text:list-item>
            </text:list>
            <text:list xml:id="list449014006" text:continue-list="list840805215" text:style-name="L8">
              <text:list-header>
                <text:p text:style-name="P11"/>
              </text:list-header>
            </text:list>
          </table:table-cell>
        </table:table-row>
      </table:table>
      <text:p text:style-name="Standard"><text:soft-page-break/>Déroulement de l'activité : (expérimentation prévue dernière semaine de février)</text:p>
      <text:p text:style-name="Standard"/>
      <text:p text:style-name="Standard">Bilan :</text:p>
      <text:p text:style-name="Standard"/>
      <text:p text:style-name="Standard"/>
      <text:p text:style-name="Standard">extraits BO nouveaux programmes :</text:p>
      <text:p text:style-name="Standard">Programme de 1ère, séries technologiques :</text:p>
      <text:list xml:id="list322181031" text:style-name="L1">
        <text:list-item>
          <text:p text:style-name="P1">effectuer une application numérique d’une formule (notamment pour les formules utilisées dans les autres disciplines) ;</text:p>
        </text:list-item>
        <text:list-item>
          <text:p text:style-name="P1">isoler une variable dans une égalité ou une inégalité qui en comporte plusieurs sur des exemples internes aux mathématiques ou issus des autres disciplines ;</text:p>
        </text:list-item>
      </text:list>
      <text:p text:style-name="Standard"/>
      <text:p text:style-name="Standard">Programme de 2nde :</text:p>
      <text:p text:style-name="Standard">L’utilisation de logiciels (calculatrice ou ordinateur), d’outils de visualisation et de représentation, de calcul (numérique ou formel), de simulation, de programmation développe la possibilité d’expérimenter, ouvre largement le dialogue entre l’observation et la démonstration et change profondément la nature de l’enseignement.</text:p>
      <text:p text:style-name="Standard"><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OpenSymbol" svg:font-family="OpenSymbol"/>
    <style:font-face style:name="Tahoma1" svg:font-family="Tahoma"/>
    <style:font-face style:name="webkit-standard" svg:font-family="webkit-standar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699cm" fo:page-height="20.999cm" style:num-format="1" style:print-orientation="landscape"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9-02-18T18:35:10</meta:creation-date>
    <dc:date>2019-02-18T19:03:56</dc:date>
    <meta:editing-duration>PT00H28M48S</meta:editing-duration>
    <meta:editing-cycles>5</meta:editing-cycles>
    <meta:generator>NeoOffice/3.4$Unix OpenOffice.org_project/Patch 0</meta:generator>
    <meta:document-statistic meta:table-count="1" meta:image-count="0" meta:object-count="0" meta:page-count="2" meta:paragraph-count="51" meta:word-count="596" meta:character-count="3790"/>
  </office:meta>
</office:document-meta>
</file>